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PATAMAR GRANDE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1" office:value-type="string" calcext:value-type="string">
            <text:p>Largura</text:p>
          </table:table-cell>
          <table:table-cell table:style-name="ce1" office:value-type="string" calcext:value-type="string">
            <text:p>Erro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(653.1+670.5)/2" office:value-type="float" office:value="661.8" calcext:value-type="float">
            <text:p>661.8</text:p>
          </table:table-cell>
          <table:table-cell table:formula="of:=(0.002327+0.007841)/2" office:value-type="float" office:value="0.005084" calcext:value-type="float">
            <text:p>0.005084</text:p>
          </table:table-cell>
          <table:table-cell office:value-type="float" office:value="725.4" calcext:value-type="float">
            <text:p>725.4</text:p>
          </table:table-cell>
          <table:table-cell table:formula="of:=(0.002921+0.01028)/2" office:value-type="float" office:value="0.0066005" calcext:value-type="float">
            <text:p>0.0066005</text:p>
          </table:table-cell>
          <table:table-cell table:style-name="ce1" table:formula="of:=[.G3]-[.E3]" office:value-type="float" office:value="63.6" calcext:value-type="float">
            <text:p>63.6</text:p>
          </table:table-cell>
          <table:table-cell table:style-name="ce1" table:formula="of:=[.H3]+[.F3]" office:value-type="float" office:value="0.0116845" calcext:value-type="float">
            <text:p>0.0116845</text:p>
          </table:table-cell>
          <table:table-cell table:number-columns-repeated="3"/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(MeV)</text:p>
          </table:table-cell>
          <table:table-cell table:number-columns-repeated="10"/>
        </table:table-row>
        <table:table-row table:style-name="ro1">
          <table:table-cell office:value-type="float" office:value="1.963" calcext:value-type="float">
            <text:p>1.96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(KeV/canal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 = a*c + b</text:p>
          </table:table-cell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3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0.002288" calcext:value-type="float">
            <text:p>0.002288</text:p>
          </table:table-cell>
          <table:table-cell table:style-name="ce3" office:value-type="float" office:value="0.000004024" calcext:value-type="float">
            <text:p>4.02E-006</text:p>
          </table:table-cell>
          <table:table-cell table:style-name="ce2"/>
          <table:table-cell office:value-type="string" calcext:value-type="string">
            <text:p>DeltaE</text:p>
          </table:table-cell>
          <table:table-cell table:formula="of:=[.I3]*[.B8]" office:value-type="float" office:value="0.1455168" calcext:value-type="float">
            <text:p>0.1455168</text:p>
          </table:table-cell>
          <table:table-cell table:formula="of:=[.C8]*[.I3]+[.J3]*[.B8]+[.C9]" office:value-type="float" office:value="0.002954660536" calcext:value-type="float">
            <text:p>0.0029546605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F8]*10^5/[.F9]" office:value-type="float" office:value="332.953056611075" calcext:value-type="float">
            <text:p>332.9530566111</text:p>
          </table:table-cell>
          <table:table-cell table:formula="of:=([.G8]/[.F9]+[.F8]*[.G9]/[.F9]^2)*10^5" office:value-type="float" office:value="7.32884669889954" calcext:value-type="float">
            <text:p>7.3288466989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0.0913" calcext:value-type="float">
            <text:p>0.0913</text:p>
          </table:table-cell>
          <table:table-cell table:style-name="ce2" office:value-type="float" office:value="0.002672" calcext:value-type="float">
            <text:p>0.002672</text:p>
          </table:table-cell>
          <table:table-cell table:style-name="ce2"/>
          <table:table-cell office:value-type="string" calcext:value-type="string">
            <text:p>S Indio</text:p>
          </table:table-cell>
          <table:table-cell table:formula="of:=([.F10]*[.A15]-[.B15]/COS(2.8798))" office:value-type="float" office:value="43.7048998682055" calcext:value-type="float">
            <text:p>43.7048998682</text:p>
          </table:table-cell>
          <table:table-cell table:formula="of:=[.G10]*37.75" office:value-type="float" office:value="0.0746064859042559" calcext:value-type="float">
            <text:p>0.0746064859</text:p>
          </table:table-cell>
          <table:table-cell office:value-type="string" calcext:value-type="string">
            <text:p>ev/Angstr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K indio</text:p>
          </table:table-cell>
          <table:table-cell office:value-type="float" office:value="0.874426958211177" calcext:value-type="float">
            <text:p>0.8744269582</text:p>
          </table:table-cell>
          <table:table-cell office:value-type="float" office:value="0.00197633075243062" calcext:value-type="float">
            <text:p>0.0019763308</text:p>
          </table:table-cell>
          <table:table-cell table:number-columns-repeated="2"/>
          <table:table-cell table:style-name="ce2" office:value-type="float" office:value="23935.329049312" calcext:value-type="float">
            <text:p>23935.329049312</text:p>
          </table:table-cell>
          <table:table-cell table:style-name="ce2" office:value-type="float" office:value="45261.2292743833" calcext:value-type="float">
            <text:p>45261.229274383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([.F12]*37.75-39.59/COS(2.8798))" office:value-type="float" office:value="40.9865100262419" calcext:value-type="float">
            <text:p>40.986510026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ATAMAR PEQUENO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/dx in </text:p>
          </table:table-cell>
          <table:table-cell office:value-type="string" calcext:value-type="string">
            <text:p>dE/dx out</text:p>
          </table:table-cell>
          <table:table-cell table:number-columns-repeated="2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1" office:value-type="string" calcext:value-type="string">
            <text:p>Largura</text:p>
          </table:table-cell>
          <table:table-cell table:style-name="ce1" office:value-type="string" calcext:value-type="string">
            <text:p>Erro</text:p>
          </table:table-cell>
          <table:table-cell table:number-columns-repeated="2"/>
          <table:table-cell table:style-name="ce4"/>
        </table:table-row>
        <table:table-row table:style-name="ro1">
          <table:table-cell table:formula="of:=[.B37]*12.85+21.5*[.B38]+[.B39]*37.75" office:value-type="float" office:value="22.2675" calcext:value-type="float">
            <text:p>22.2675</text:p>
          </table:table-cell>
          <table:table-cell table:formula="of:=39.59*[.B39]+23.08*[.B38]+13.47*[.B37]" office:value-type="float" office:value="23.4079" calcext:value-type="float">
            <text:p>23.4079</text:p>
          </table:table-cell>
          <table:table-cell office:value-type="string" calcext:value-type="string">
            <text:p>In</text:p>
          </table:table-cell>
          <table:table-cell/>
          <table:table-cell table:formula="of:=(429.5+446.7)/2" office:value-type="float" office:value="438.1" calcext:value-type="float">
            <text:p>438.1</text:p>
          </table:table-cell>
          <table:table-cell table:formula="of:=(0.742+0.3567)" office:value-type="float" office:value="1.0987" calcext:value-type="float">
            <text:p>1.0987</text:p>
          </table:table-cell>
          <table:table-cell table:formula="of:=(492+497.9)/2" office:value-type="float" office:value="494.95" calcext:value-type="float">
            <text:p>494.95</text:p>
          </table:table-cell>
          <table:table-cell table:formula="of:=(0.01872+0.5322)/2" office:value-type="float" office:value="0.27546" calcext:value-type="float">
            <text:p>0.27546</text:p>
          </table:table-cell>
          <table:table-cell table:style-name="ce1" table:formula="of:=[.G15]-[.E15]" office:value-type="float" office:value="56.85" calcext:value-type="float">
            <text:p>56.85</text:p>
          </table:table-cell>
          <table:table-cell table:style-name="ce1" table:formula="of:=[.H15]+[.F15]" office:value-type="float" office:value="1.37416" calcext:value-type="float">
            <text:p>1.37416</text:p>
          </table:table-cell>
          <table:table-cell table:number-columns-repeated="3"/>
        </table:table-row>
        <table:table-row table:style-name="ro1">
          <table:table-cell/>
          <table:table-cell table:formula="of:=43.5*[.B39]+27.35*[.B38]+14.66*[.B37]" office:value-type="float" office:value="25.8615" calcext:value-type="float">
            <text:p>25.8615</text:p>
          </table:table-cell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/>
          <table:table-cell table:formula="of:=45.15*[.B39]+31.22*[.B38]+14.98*[.B37]" office:value-type="float" office:value="27.0242" calcext:value-type="float">
            <text:p>27.0242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.8609832" calcext:value-type="float">
            <text:p>0.8609832</text:p>
          </table:table-cell>
          <table:table-cell table:number-columns-repeated="3"/>
          <table:table-cell office:value-type="string" calcext:value-type="string">
            <text:p>DeltaE</text:p>
          </table:table-cell>
          <table:table-cell table:formula="of:=[.I15]*[.B8]" office:value-type="float" office:value="0.1300728" calcext:value-type="float">
            <text:p>0.1300728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F20]*10^5/[.F21]" office:value-type="float" office:value="322.093243908365" calcext:value-type="float">
            <text:p>322.0932439084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office:value-type="float" office:value="1.009932" calcext:value-type="float">
            <text:p>1.009932</text:p>
          </table:table-cell>
          <table:table-cell table:number-columns-repeated="3"/>
          <table:table-cell office:value-type="string" calcext:value-type="string">
            <text:p>S enxofre</text:p>
          </table:table-cell>
          <table:table-cell table:formula="of:=([.F22]*[.A15]-[.B16]/COS(2.8798))" office:value-type="float" office:value="40.3835853312731" calcext:value-type="float">
            <text:p>40.3835853313</text:p>
          </table:table-cell>
          <table:table-cell office:value-type="string" calcext:value-type="string">
            <text:p>ev/Angstron</text:p>
          </table:table-cell>
          <table:table-cell table:number-columns-repeated="6"/>
        </table:table-row>
        <table:table-row table:style-name="ro1">
          <table:table-cell office:value-type="float" office:value="1.2237456" calcext:value-type="float">
            <text:p>1.2237456</text:p>
          </table:table-cell>
          <table:table-cell table:number-columns-repeated="3"/>
          <table:table-cell office:value-type="string" calcext:value-type="string">
            <text:p>K enxofre</text:p>
          </table:table-cell>
          <table:table-cell office:value-type="float" office:value="0.611197426843338" calcext:value-type="float">
            <text:p>0.6111974268</text:p>
          </table:table-cell>
          <table:table-cell table:number-columns-repeated="7"/>
        </table:table-row>
        <table:table-row table:style-name="ro1">
          <table:table-cell office:value-type="float" office:value="1.7507864" calcext:value-type="float">
            <text:p>1.7507864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OR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1" office:value-type="string" calcext:value-type="string">
            <text:p>Largura</text:p>
          </table:table-cell>
          <table:table-cell table:style-name="ce1" office:value-type="string" calcext:value-type="string">
            <text:p>Erro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(283.5+292)/2" office:value-type="float" office:value="287.75" calcext:value-type="float">
            <text:p>287.75</text:p>
          </table:table-cell>
          <table:table-cell table:formula="of:=(0.742+0.3567)" office:value-type="float" office:value="1.0987" calcext:value-type="float">
            <text:p>1.0987</text:p>
          </table:table-cell>
          <table:table-cell table:formula="of:=(331.8+341)/2" office:value-type="float" office:value="336.4" calcext:value-type="float">
            <text:p>336.4</text:p>
          </table:table-cell>
          <table:table-cell table:formula="of:=(0.01872+0.5322)/2" office:value-type="float" office:value="0.27546" calcext:value-type="float">
            <text:p>0.27546</text:p>
          </table:table-cell>
          <table:table-cell table:style-name="ce1" table:formula="of:=[.G27]-[.E27]" office:value-type="float" office:value="48.65" calcext:value-type="float">
            <text:p>48.65</text:p>
          </table:table-cell>
          <table:table-cell table:style-name="ce1" table:formula="of:=[.H27]+[.F27]" office:value-type="float" office:value="1.37416" calcext:value-type="float">
            <text:p>1.3741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7]*[.B8]+[.B9]" office:value-type="float" office:value="0.749672" calcext:value-type="float">
            <text:p>0.749672</text:p>
          </table:table-cell>
          <table:table-cell/>
          <table:table-cell table:formula="of:=[.G27]*[.B8]+[.B9]" office:value-type="float" office:value="0.8609832" calcext:value-type="float">
            <text:p>0.8609832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DeltaE</text:p>
          </table:table-cell>
          <table:table-cell table:formula="of:=[.B8]*[.I27]" office:value-type="float" office:value="0.1113112" calcext:value-type="float">
            <text:p>0.1113112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F31]/[.F32]*10^5" office:value-type="float" office:value="296.412115539837" calcext:value-type="float">
            <text:p>296.4121155398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 fluor</text:p>
          </table:table-cell>
          <table:table-cell table:formula="of:=([.F33]*[.A15]-[.B17]/COS(2.8798))" office:value-type="float" office:value="37.5528509680772" calcext:value-type="float">
            <text:p>37.5528509681</text:p>
          </table:table-cell>
          <table:table-cell office:value-type="string" calcext:value-type="string">
            <text:p>eV/Angstr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ergia Si <text:s/>exp</text:p>
          </table:table-cell>
          <table:table-cell office:value-type="string" calcext:value-type="string">
            <text:p>Energia verdadeira</text:p>
          </table:table-cell>
          <table:table-cell/>
          <table:table-cell office:value-type="string" calcext:value-type="string">
            <text:p>K Fluor</text:p>
          </table:table-cell>
          <table:table-cell office:value-type="float" office:value="0.430016431842814" calcext:value-type="float">
            <text:p>0.43001643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009932" calcext:value-type="float">
            <text:p>1.009932</text:p>
          </table:table-cell>
          <table:table-cell table:formula="of:=[.B34]+[.F31]*[.B37]+[.B38]*[.F20]+[.F8]*[.B39]" office:value-type="float" office:value="1.13493688" calcext:value-type="float">
            <text:p>1.134936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.13891519717356" calcext:value-type="float">
            <text:p>1.138915197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stequ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55" calcext:value-type="float">
            <text:p>0.55</text:p>
          </table:table-cell>
          <table:table-cell office:value-type="float" office:value="0.0672929169943127" calcext:value-type="float">
            <text:p>0.0672929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11" calcext:value-type="float">
            <text:p>0.11</text:p>
          </table:table-cell>
          <table:table-cell office:value-type="float" office:value="0.0180667242756165" calcext:value-type="float">
            <text:p>0.01806672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34" calcext:value-type="float">
            <text:p>0.34</text:p>
          </table:table-cell>
          <table:table-cell office:value-type="float" office:value="0.0651158989598011" calcext:value-type="float">
            <text:p>0.06511589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515257182929355" calcext:value-type="float">
            <text:p>0.5152571829</text:p>
          </table:table-cell>
          <table:table-cell table:number-columns-repeated="4"/>
          <table:table-cell table:formula="of:=510.7" office:value-type="float" office:value="510.7" calcext:value-type="float">
            <text:p>510.7</text:p>
          </table:table-cell>
          <table:table-cell table:formula="of:=[.G43]*[.G44]/100" office:value-type="float" office:value="37.33217" calcext:value-type="float">
            <text:p>37.33217</text:p>
          </table:table-cell>
          <table:table-cell/>
          <table:table-cell office:value-type="float" office:value="531.2" calcext:value-type="float">
            <text:p>531.2</text:p>
          </table:table-cell>
          <table:table-cell table:formula="of:=[.J43]*[.G44]/100" office:value-type="float" office:value="38.83072" calcext:value-type="float">
            <text:p>38.830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17430146680463" calcext:value-type="float">
            <text:p>0.1174301467</text:p>
          </table:table-cell>
          <table:table-cell table:number-columns-repeated="4"/>
          <table:table-cell office:value-type="float" office:value="7.31" calcext:value-type="float">
            <text:p>7.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67312670390182" calcext:value-type="float">
            <text:p>0.3673126704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table:number-columns-repeated="10"/>
        </table:table-row>
        <table:table-row table:style-name="ro1" table:number-rows-repeated="3">
          <table:table-cell table:style-name="ce1"/>
          <table:table-cell table:number-columns-repeated="5"/>
          <table:table-cell table:style-name="ce6"/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style-name="ce5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1:24:04.998664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01:03:19.629507927</dc:date>
    <meta:generator>LibreOffice/4.2.8.2$Linux_X86_64 LibreOffice_project/420m0$Build-2</meta:generator>
    <meta:editing-duration>PT19H8M2S</meta:editing-duration>
    <meta:editing-cycles>53</meta:editing-cycles>
    <meta:document-statistic meta:table-count="2" meta:cell-count="137" meta:object-count="0"/>
  </office:meta>
</office:document-meta>
</file>